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text-properties fo:language="de" fo:country="CH" officeooo:rsid="00149c12" officeooo:paragraph-rsid="0002e59f" style:font-size-asian="10.5pt"/>
    </style:style>
    <style:style style:name="P2" style:family="paragraph" style:parent-style-name="Standard">
      <style:paragraph-properties fo:text-align="justify" style:justify-single-word="false"/>
      <style:text-properties fo:language="de" fo:country="CH" officeooo:rsid="00149c12" officeooo:paragraph-rsid="0002e59f" style:font-size-asian="10.5pt"/>
    </style:style>
    <style:style style:name="P3" style:family="paragraph" style:parent-style-name="Standard">
      <style:text-properties fo:language="de" fo:country="CH" officeooo:rsid="00149c12" officeooo:paragraph-rsid="0002e59f"/>
    </style:style>
    <style:style style:name="P4" style:family="paragraph" style:parent-style-name="Standard">
      <style:text-properties officeooo:paragraph-rsid="0002e59f"/>
    </style:style>
    <style:style style:name="P5" style:family="paragraph" style:parent-style-name="Standard">
      <style:text-properties fo:background-color="transparent"/>
    </style:style>
    <style:style style:name="P6" style:family="paragraph" style:parent-style-name="Standard" style:master-page-name="Standard">
      <style:paragraph-properties style:page-number="auto"/>
    </style:style>
    <style:style style:name="P7" style:family="paragraph" style:parent-style-name="List_20_Paragraph" style:list-style-name="WWNum2"/>
    <style:style style:name="T1" style:family="text">
      <style:text-properties fo:background-color="#ffff00"/>
    </style:style>
    <style:style style:name="T2" style:family="text">
      <style:text-properties officeooo:rsid="0002e59f"/>
    </style:style>
    <style:style style:name="T3" style:family="text">
      <style:text-properties officeooo:rsid="0002e59f" fo:background-color="#ffff00"/>
    </style:style>
    <style:style style:name="T4" style:family="text">
      <style:text-properties officeooo:rsid="00161a70"/>
    </style:style>
    <style:style style:name="T5" style:family="text">
      <style:text-properties fo:language="de" fo:country="CH" officeooo:rsid="00149c12" style:font-size-asian="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Unterrichtskommission<text:line-break/>Computer Science<text:line-break/>z. Hd. Prof. Malte Helmert<text:tab/></text:p>
      <text:p text:style-name="Standard"/>
      <text:p text:style-name="P5"/>
      <text:p text:style-name="P5"><text:span text:style-name="T2">Oberwil</text:span>, <text:span text:style-name="T2">7.5.2020</text:span></text:p>
      <text:p text:style-name="P5"/>
      <text:p text:style-name="P5">Bachelorarbeit <text:span text:style-name="T2">Jannik Jaberg</text:span> (Mat. Nr. <text:span text:style-name="T2">2017-054-370</text:span>) – Bearbeitungszeit </text:p>
      <text:p text:style-name="P5"/>
      <text:p text:style-name="P3">Sehr geehrte Unterrichtskommission, <text:span text:style-name="T4">sehr geehrter Prof. Helmert</text:span></text:p>
      <text:p text:style-name="P2">Auf Grund der Corona Lage beantrage ich eine Verlängerung meines Abgabetermins für meine Bachelorarbeit (BA). Grund dafür ist ein verspäteter Beginn mit der Arbeit durch die Corona Situation. Ich arbeite für das ITSC-PG2 und wir hatten, wie viele andere an der Universität, sehr viel zu tun für die Umstellung auf den Homeofficebetrieb. Dadurch verlor ich den Fokus auf meine BA. Auch Professor Tschudin konnte nicht immer direkt auf meine Anfragen reagiern. Das grosse Problem dabei ist, dass wir zu dieser Zeit immernoch an der <text:span text:style-name="T4">K</text:span>onzeptionierung der Kerninhalte und des Produkts waren, was ein alleiniges Arbeiten fast unmöglich machte.</text:p>
      <text:p text:style-name="P2"/>
      <text:p text:style-name="P2">Deshalb beantrage ich eine Verlängerung von einem Monat auf den Abgabetermin. Der neue Abgabetermin würde somit auf den 2. Juli 2020 fallen.</text:p>
      <text:p text:style-name="P2"/>
      <text:p text:style-name="P1">Vielen Dank für Ihr Verständnis und freundliche Grüße</text:p>
      <text:p text:style-name="P1"/>
      <text:p text:style-name="P4"><text:span text:style-name="T5">Jannik Jaber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de" fo:country="CH"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de" fo:country="CH"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4898in" fo:margin-left="0.7398in"/>
        </style:list-level-properties>
        <style:text-properties fo:font-family="Calibri"/>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iko Schuldt</meta:initial-creator>
    <meta:editing-cycles>4</meta:editing-cycles>
    <meta:print-date>2019-02-19T10:48:00</meta:print-date>
    <meta:creation-date>2019-02-19T10:42:00</meta:creation-date>
    <dc:date>2020-05-07T13:38:50.168644259</dc:date>
    <meta:editing-duration>PT4M15S</meta:editing-duration>
    <meta:generator>LibreOffice/6.0.7.3$Linux_X86_64 LibreOffice_project/00m0$Build-3</meta:generator>
    <meta:document-statistic meta:table-count="0" meta:image-count="0" meta:object-count="0" meta:page-count="1" meta:paragraph-count="8" meta:word-count="154" meta:character-count="1061" meta:non-whitespace-character-count="91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